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fo:background-color="transparent" style:shadow="#b4c7dc -0.18cm -0.18cm">
        <style:background-image/>
      </style:table-properties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4c7d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fo:font-size="6pt" officeooo:paragraph-rsid="013340f4" style:font-size-asian="6pt" style:font-size-complex="6pt"/>
    </style:style>
    <style:style style:name="P14" style:family="paragraph" style:parent-style-name="Standard">
      <style:text-properties fo:font-size="6pt" officeooo:paragraph-rsid="000cd3fd" style:font-size-asian="6pt" style:font-size-complex="6pt"/>
    </style:style>
    <style:style style:name="P15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Verdana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2" style:family="paragraph" style:parent-style-name="Titre_20_document_20_1">
      <style:text-properties officeooo:paragraph-rsid="0093b983"/>
    </style:style>
    <style:style style:name="P23" style:family="paragraph" style:parent-style-name="Titre_20_document_20_1">
      <style:text-properties officeooo:paragraph-rsid="0094cd82"/>
    </style:style>
    <style:style style:name="P24" style:family="paragraph" style:parent-style-name="Tableau_20_libellé">
      <style:text-properties officeooo:paragraph-rsid="00ba022c"/>
    </style:style>
    <style:style style:name="P25" style:family="paragraph" style:parent-style-name="Tableau_20_valeur">
      <style:text-properties officeooo:paragraph-rsid="00ba022c"/>
    </style:style>
    <style:style style:name="P26" style:family="paragraph" style:parent-style-name="Tableau_20_libellé">
      <style:text-properties officeooo:rsid="00bdf55e" officeooo:paragraph-rsid="00bdf55e"/>
    </style:style>
    <style:style style:name="P27" style:family="paragraph" style:parent-style-name="Tableau_20_valeur">
      <style:text-properties officeooo:rsid="00bdf55e" officeooo:paragraph-rsid="00bdf55e"/>
    </style:style>
    <style:style style:name="P28" style:family="paragraph" style:parent-style-name="Tableau_20_libellé">
      <style:text-properties officeooo:rsid="00bdf55e" officeooo:paragraph-rsid="0148b714"/>
    </style:style>
    <style:style style:name="P29" style:family="paragraph" style:parent-style-name="Tableau_20_valeur">
      <style:text-properties officeooo:rsid="00bdf55e" officeooo:paragraph-rsid="0148b714"/>
    </style:style>
    <style:style style:name="P30" style:family="paragraph" style:parent-style-name="Tableau_20_libellé">
      <style:text-properties officeooo:rsid="00d45f0f" officeooo:paragraph-rsid="00d45f0f"/>
    </style:style>
    <style:style style:name="P31" style:family="paragraph" style:parent-style-name="Tableau_20_libellé">
      <style:text-properties officeooo:rsid="00d45f0f" officeooo:paragraph-rsid="0132f39a"/>
    </style:style>
    <style:style style:name="P32" style:family="paragraph" style:parent-style-name="Tableau_20_libellé">
      <style:text-properties officeooo:rsid="00e88963" officeooo:paragraph-rsid="00e88963"/>
    </style:style>
    <style:style style:name="P33" style:family="paragraph" style:parent-style-name="Tableau_20_libellé">
      <style:text-properties officeooo:rsid="00e88963" officeooo:paragraph-rsid="0132f39a"/>
    </style:style>
    <style:style style:name="P34" style:family="paragraph" style:parent-style-name="Tableau_20_libellé">
      <style:text-properties officeooo:rsid="00fb754c" officeooo:paragraph-rsid="00fb754c"/>
    </style:style>
    <style:style style:name="P35" style:family="paragraph" style:parent-style-name="Tableau_20_libellé">
      <style:text-properties officeooo:rsid="00fb754c" officeooo:paragraph-rsid="0132f39a"/>
    </style:style>
    <style:style style:name="P36" style:family="paragraph" style:parent-style-name="Tableau_20_libellé">
      <style:text-properties officeooo:rsid="012a8735" officeooo:paragraph-rsid="012fe37d"/>
    </style:style>
    <style:style style:name="P37" style:family="paragraph" style:parent-style-name="Tableau_20_libellé">
      <style:text-properties officeooo:rsid="012a8735" officeooo:paragraph-rsid="0132f39a"/>
    </style:style>
    <style:style style:name="P38" style:family="paragraph" style:parent-style-name="Tableau_20_valeur">
      <style:text-properties officeooo:rsid="012a8735" officeooo:paragraph-rsid="0132f39a"/>
    </style:style>
    <style:style style:name="P39" style:family="paragraph" style:parent-style-name="Tableau_20_valeur">
      <style:text-properties officeooo:rsid="012a8735" officeooo:paragraph-rsid="012a8735"/>
    </style:style>
    <style:style style:name="P40" style:family="paragraph" style:parent-style-name="Tableau_20_libellé">
      <style:text-properties officeooo:paragraph-rsid="0132f39a"/>
    </style:style>
    <style:style style:name="P41" style:family="paragraph" style:parent-style-name="Tableau_20_valeur">
      <style:text-properties officeooo:paragraph-rsid="0132f39a"/>
    </style:style>
    <style:style style:name="P42" style:family="paragraph" style:parent-style-name="Tableau_20_libellé">
      <style:text-properties officeooo:paragraph-rsid="0148b714"/>
    </style:style>
    <style:style style:name="P43" style:family="paragraph" style:parent-style-name="Tableau_20_valeur">
      <style:text-properties officeooo:paragraph-rsid="0148b714"/>
    </style:style>
    <style:style style:name="P44" style:family="paragraph" style:parent-style-name="Tableau_20_libellé">
      <style:text-properties officeooo:rsid="01ae825c" officeooo:paragraph-rsid="01ae825c"/>
    </style:style>
    <style:style style:name="P45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46" style:family="paragraph" style:parent-style-name="Tableau_20_libellé">
      <style:text-properties officeooo:rsid="01bd5a43" officeooo:paragraph-rsid="01bd5a43"/>
    </style:style>
    <style:style style:name="P47" style:family="paragraph" style:parent-style-name="Tableau_20_libellé">
      <style:text-properties officeooo:rsid="01bd5a43" officeooo:paragraph-rsid="01dd86ee"/>
    </style:style>
    <style:style style:name="P48" style:family="paragraph" style:parent-style-name="Tableau_20_libellé">
      <style:text-properties officeooo:rsid="023a6a4b" officeooo:paragraph-rsid="023a6a4b"/>
    </style:style>
    <style:style style:name="P49" style:family="paragraph" style:parent-style-name="Tableau_20_valeur">
      <style:text-properties officeooo:rsid="023a6a4b"/>
    </style:style>
    <style:style style:name="P50" style:family="paragraph" style:parent-style-name="Tableau_20_valeur">
      <style:text-properties officeooo:rsid="023a6a4b" officeooo:paragraph-rsid="00d45f0f"/>
    </style:style>
    <style:style style:name="P51" style:family="paragraph" style:parent-style-name="Tableau_20_valeur">
      <style:text-properties officeooo:rsid="023a6a4b" officeooo:paragraph-rsid="0132f39a"/>
    </style:style>
    <style:style style:name="P52" style:family="paragraph" style:parent-style-name="Tableau_20_valeur">
      <style:text-properties officeooo:rsid="00af52be" officeooo:paragraph-rsid="00ba022c"/>
    </style:style>
    <style:style style:name="P53" style:family="paragraph" style:parent-style-name="Tableau_20_valeur">
      <style:text-properties officeooo:rsid="00af52be" officeooo:paragraph-rsid="00bdf55e"/>
    </style:style>
    <style:style style:name="P54" style:family="paragraph" style:parent-style-name="Tableau_20_valeur">
      <style:text-properties officeooo:rsid="00af52be" officeooo:paragraph-rsid="0148b714"/>
    </style:style>
    <style:style style:name="P55" style:family="paragraph" style:parent-style-name="Tableau_20_valeur">
      <style:text-properties officeooo:rsid="00cb21d1" officeooo:paragraph-rsid="00cb21d1"/>
    </style:style>
    <style:style style:name="P56" style:family="paragraph" style:parent-style-name="Tableau_20_valeur">
      <style:text-properties officeooo:paragraph-rsid="00d45f0f"/>
    </style:style>
    <style:style style:name="P57" style:family="paragraph" style:parent-style-name="Tableau_20_valeur">
      <style:text-properties officeooo:paragraph-rsid="00e88963"/>
    </style:style>
    <style:style style:name="P58" style:family="paragraph" style:parent-style-name="Tableau_20_valeur">
      <style:text-properties officeooo:rsid="00f33a3e" officeooo:paragraph-rsid="00f33a3e"/>
    </style:style>
    <style:style style:name="P59" style:family="paragraph" style:parent-style-name="Tableau_20_valeur">
      <style:text-properties officeooo:paragraph-rsid="00fb754c"/>
    </style:style>
    <style:style style:name="P60" style:family="paragraph" style:parent-style-name="Tableau_20_valeur">
      <style:text-properties officeooo:rsid="00ff61f7" officeooo:paragraph-rsid="00ff61f7"/>
    </style:style>
    <style:style style:name="P61" style:family="paragraph" style:parent-style-name="Tableau_20_valeur">
      <style:text-properties officeooo:rsid="01b9654b" officeooo:paragraph-rsid="01b9654b"/>
    </style:style>
    <style:style style:name="P62" style:family="paragraph" style:parent-style-name="Tableau_20_valeur">
      <style:text-properties officeooo:rsid="01ba1d3b" officeooo:paragraph-rsid="01ba1d3b"/>
    </style:style>
    <style:style style:name="P63" style:family="paragraph" style:parent-style-name="Tableau_20_valeur">
      <style:text-properties officeooo:rsid="01bf28e6" officeooo:paragraph-rsid="01bf28e6"/>
    </style:style>
    <style:style style:name="P64" style:family="paragraph" style:parent-style-name="Tableau_20_valeur">
      <style:text-properties officeooo:rsid="01bf28e6" officeooo:paragraph-rsid="01dd86ee"/>
    </style:style>
    <style:style style:name="P65" style:family="paragraph" style:parent-style-name="Tableau_20_valeur">
      <style:text-properties officeooo:rsid="0239e136" officeooo:paragraph-rsid="0239e136"/>
    </style:style>
    <style:style style:name="P66" style:family="paragraph" style:parent-style-name="Titre_20_document">
      <style:text-properties officeooo:rsid="00ce21da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8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 loext:resolved="false"><dc:creator>sge</dc:creator><dc:date>2016-09-30T08:52:17</dc:date><text:p text:style-name="P78">do section- if view.is_dashboard()</text:p></office:annotation><office:annotation loext:resolved="false"><dc:creator>sge</dc:creator><dc:date>2016-09-30T09:15:47</dc:date><text:p text:style-name="P78">do text if view.uids_to_objs(brains)</text:p></office:annotation><text:span text:style-name="T2">brains (cette ligne sera enlevée)</text:span></text:p>
        <text:p text:style-name="P22"><office:annotation loext:resolved="false"><dc:creator>sge </dc:creator><dc:date>2013-10-18T14:28:03</dc:date><text:p text:style-name="P78">do text if context.getPortalTypeName()=='pstprojectspace'</text:p></office:annotation><text:span text:style-name="T3">Sélection d’</text:span>objectif<text:span text:style-name="T3">s</text:span> stratégique<text:span text:style-name="T3">s</text:span></text:p>
        <text:p text:style-name="P22"><office:annotation loext:resolved="false"><dc:creator>sge </dc:creator><dc:date>2013-10-18T14:28:03</dc:date><text:p text:style-name="P78">do text if context.getPortalTypeName()=='strategicobjective'</text:p></office:annotation><text:span text:style-name="T3">Sélection d’</text:span>objectif<text:span text:style-name="T3">s</text:span> opérationnel<text:span text:style-name="T3">s</text:span></text:p>
        <text:p text:style-name="P22"><office:annotation loext:resolved="false"><dc:creator>sge </dc:creator><dc:date>2013-10-18T14:28:03</dc:date><text:p text:style-name="P78">do text if context.getPortalTypeName()=='operationalobjective'</text:p></office:annotation><text:span text:style-name="T4">Sélection d’</text:span>action<text:span text:style-name="T4">s</text:span></text:p>
        <text:p text:style-name="P67"><office:annotation loext:resolved="false"><dc:creator>sge </dc:creator><dc:date>2013-10-18T14:28:03</dc:date><text:p text:style-name="P78">do text if context.getPortalTypeName()=='action'</text:p></office:annotation>Sélection de sous-actions</text:p>
      </text:section>
      <text:section text:style-name="Sect1" text:name="Section titre normal">
        <text:p text:style-name="Titre_20_document_20_1"><office:annotation loext:resolved="false"><dc:creator>sge</dc:creator><dc:date>2016-09-30T09:21:26</dc:date><text:p text:style-name="P78">do section- if not view.is_dashboard()</text:p></office:annotation><office:annotation loext:resolved="false"><dc:creator>sge </dc:creator><dc:date>2013-10-18T14:28:03</dc:date><text:p text:style-name="P78">do text if context.getPortalTypeName()=='strategicobjective'</text:p></office:annotation><text:span text:style-name="T5">Fiche d’un </text:span>objectif stratégique</text:p>
        <text:p text:style-name="P23"><office:annotation loext:resolved="false"><dc:creator>sge </dc:creator><dc:date>2013-10-18T14:28:03</dc:date><text:p text:style-name="P78">do text if context.getPortalTypeName()=='operationalobjective'</text:p></office:annotation><text:span text:style-name="T5">Fiche d’un </text:span>objectif opérationnel</text:p>
        <text:p text:style-name="P23"><office:annotation loext:resolved="false"><dc:creator>sge </dc:creator><dc:date>2013-10-18T14:28:03</dc:date><text:p text:style-name="P78">do text if context.getPortalTypeName()=='pstaction'</text:p></office:annotation><text:span text:style-name="T5">Fiche d’une </text:span>action</text:p>
        <text:p text:style-name="P68"><office:annotation loext:resolved="false"><dc:creator>sge </dc:creator><dc:date>2013-10-18T14:28:03</dc:date><text:p text:style-name="P78">do text if context.getPortalTypeName()=='pstsubaction'</text:p></office:annotation>Fiche d'une sous-action</text:p>
      </text:section>
      <text:p text:style-name="P5"/>
      <text:p text:style-name="P5"/>
      <text:section text:style-name="Sect1" text:name="Section table mat">
        <text:p text:style-name="P12"><office:annotation loext:resolved="false"><dc:creator>sge</dc:creator><dc:date>2016-09-29T15:09:49</dc:date><text:p text:style-name="P78">do section- if context.getPortalTypeName()=='pstprojectspace' or view.is_dashboard()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9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7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2"/>
      </text:section>
      <text:p text:style-name="P2"/>
      <text:section text:style-name="Sect2" text:name="Section init">
        <text:p text:style-name="P5"><office:annotation loext:resolved="false"><dc:creator>bleybaert</dc:creator><dc:date>2020-02-07T16:20:59.908822151</dc:date><meta:creator-initials>ble</meta:creator-initials><text:p text:style-name="P78">do section- with a=view.init_hv()</text:p></office:annotation></text:p>
        <text:section text:style-name="Sect1" text:name="Section OS">
          <text:p text:style-name="P10"/>
          <text:p text:style-name="P11"><office:annotation loext:resolved="false"><dc:creator>sge</dc:creator><dc:date>2016-09-05T15:40:08</dc:date><text:p text:style-name="P78">do section- for so in view.getStrategicObjectives(skip_states=view.skip_states())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221503670560">
              <table:table-cell table:style-name="Tableau2.A1" table:number-columns-spanned="2" office:value-type="string">
                <text:list xml:id="list1429485050" text:style-name="numerotation_20_pst">
                  <text:list-item>
                    <text:h text:style-name="P74" text:outline-level="1"><text:bookmark-start text:name="__RefHeading___Toc781_1946196899"/><office:annotation loext:resolved="false"><dc:creator>sge</dc:creator><dc:date>2016-09-02T14:45:56</dc:date><text:p text:style-name="P78">do table with so_v=view.getDGHV(so)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221517837552">
              <table:table-cell table:style-name="Tableau2.A2" office:value-type="string">
                <text:p text:style-name="P18"><office:annotation loext:resolved="false"><dc:creator>sge </dc:creator><dc:date>2013-10-21T23:36:44</dc:date><text:p text:style-name="P78">do row if view.keep_field('so', 'description_rich') and so_v.get_value('description_rich')</text:p></office:annotation>Description</text:p>
              </table:table-cell>
              <table:table-cell table:style-name="Tableau2.B2" office:value-type="string">
                <text:p text:style-name="P58"><office:annotation loext:resolved="false"><dc:creator>sge </dc:creator><dc:date>2013-10-21T23:36:08</dc:date><text:p text:style-name="P78">do text</text:p><text:p text:style-name="P78">from so_v.render_xhtml('description_rich')</text:p></office:annotation>champ description</text:p>
              </table:table-cell>
            </table:table-row>
            <table:table-row table:style-name="TableLine94221429513952">
              <table:table-cell table:style-name="Tableau2.A3" office:value-type="string">
                <text:p text:style-name="P15"><office:annotation loext:resolved="false"><dc:creator>sge </dc:creator><dc:date>2013-10-18T15:09:03</dc:date><text:p text:style-name="P78">do row if view.keep_field('so', 'categories') and hasattr(so, 'categories') and so.categories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221420258304">
              <table:table-cell table:style-name="Tableau2.A3" office:value-type="string">
                <text:p text:style-name="P15"><office:annotation loext:resolved="false"><dc:creator>sge </dc:creator><dc:date>2013-10-22T08:07:38</dc:date><text:p text:style-name="P78">do row if view.keep_field('so', 'budget') and so.budget</text:p></office:annotation>Budget propre</text:p>
              </table:table-cell>
              <table:table-cell table:style-name="Tableau2.B3" office:value-type="string">
                <text:p text:style-name="Tableau_20_valeur"><office:annotation loext:resolved="false"><dc:creator>sge </dc:creator><dc:date>2013-10-22T08:04:18</dc:date><text:p text:style-name="P78">do text</text:p><text:p text:style-name="P78">from xhtml(so_v.getOwnBudget())</text:p></office:annotation>champ budget</text:p>
              </table:table-cell>
            </table:table-row>
            <table:table-row table:style-name="TableLine94221473933008">
              <table:table-cell table:style-name="Tableau2.A3" office:value-type="string">
                <text:p text:style-name="P15"><office:annotation loext:resolved="false"><dc:creator>sge </dc:creator><dc:date>2013-10-22T08:07:05</dc:date><text:p text:style-name="P78">do row if view.keep_field('so', 'budget_comments') and so_v.get_value('budget_comments')</text:p></office:annotation>Commentaires budget</text:p>
              </table:table-cell>
              <table:table-cell table:style-name="Tableau2.B3" office:value-type="string">
                <text:p text:style-name="Tableau_20_valeur"><office:annotation loext:resolved="false"><dc:creator>sge</dc:creator><dc:date>2016-09-02T14:57:56</dc:date><text:p text:style-name="P78">do text</text:p><text:p text:style-name="P78">from so_v.render_xhtml('budget_comments')</text:p></office:annotation>champ commentaires budget</text:p>
              </table:table-cell>
            </table:table-row>
            <table:table-row table:style-name="TableLine94221470812928">
              <table:table-cell table:style-name="Tableau2.A3" office:value-type="string">
                <text:p text:style-name="P15"><office:annotation loext:resolved="false"><dc:creator>sge </dc:creator><dc:date>2013-10-28T14:48:50</dc:date><text:p text:style-name="P78">do row if view.keep_field('oo', 'budget') and so_v.hasChildrenBudget(obj=so)</text:p></office:annotation>Budget des sous-éléments</text:p>
              </table:table-cell>
              <table:table-cell table:style-name="Tableau2.B3" office:value-type="string">
                <text:p text:style-name="Tableau_20_valeur"><office:annotation loext:resolved="false"><dc:creator>sge </dc:creator><dc:date>2013-10-22T08:10:12</dc:date><text:p text:style-name="P78">do text</text:p><text:p text:style-name="P78">from xhtml(so_v.getChildrenBudget())</text:p></office:annotation>widget des sous-éléments</text:p>
              </table:table-cell>
            </table:table-row>
            <table:table-row table:style-name="TableLine94221448711168">
              <table:table-cell table:style-name="Tableau2.A3" office:value-type="string">
                <text:p text:style-name="P15"><office:annotation loext:resolved="false"><dc:creator>sge </dc:creator><dc:date>2013-10-21T23:41:38</dc:date><text:p text:style-name="P78">do row if view.keep_field('so', 'observation') and so_v.get_value('observation')</text:p></office:annotation>Constat</text:p>
              </table:table-cell>
              <table:table-cell table:style-name="Tableau2.B3" office:value-type="string">
                <text:p text:style-name="Tableau_20_valeur"><office:annotation loext:resolved="false"><dc:creator>sge</dc:creator><dc:date>2016-09-02T15:30:52</dc:date><text:p text:style-name="P78">do text</text:p><text:p text:style-name="P78">from so_v.render_xhtml('observation')</text:p></office:annotation>champ constat</text:p>
              </table:table-cell>
            </table:table-row>
            <table:table-row table:style-name="TableLine94221526440528">
              <table:table-cell table:style-name="Tableau2.A3" office:value-type="string">
                <text:p text:style-name="P17"><office:annotation loext:resolved="false"><dc:creator>sge</dc:creator><dc:date>2017-01-12T10:45:16</dc:date><text:p text:style-name="P78">do row if view.keep_field('so', 'comments') and so_v.get_value('comments')</text:p></office:annotation>Commentaire</text:p>
              </table:table-cell>
              <table:table-cell table:style-name="Tableau2.B3" office:value-type="string">
                <text:p text:style-name="P55"><office:annotation loext:resolved="false"><dc:creator>sge</dc:creator><dc:date>2017-01-12T10:45:51</dc:date><text:p text:style-name="P78">do text</text:p><text:p text:style-name="P78">from so_v.render_xhtml('comments')</text:p></office:annotation><text:span text:style-name="T13">c</text:span>hamp commentaires</text:p>
              </table:table-cell>
            </table:table-row>
            <table:table-row table:style-name="TableLine94221389724896">
              <table:table-cell table:style-name="Tableau2.A3" office:value-type="string">
                <text:p text:style-name="P21"><office:annotation loext:resolved="false"><dc:creator>sge </dc:creator><dc:date>2013-10-18T15:09:03</dc:date><text:p text:style-name="P78">do row if view.keep_field('so', 'plan') and hasattr(so, 'plan') and so.plan</text:p></office:annotation>Plan</text:p>
              </table:table-cell>
              <table:table-cell table:style-name="Tableau2.B3" office:value-type="string">
                <text:p text:style-name="P65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2"><office:annotation loext:resolved="false"><dc:creator>sge</dc:creator><dc:date>2016-09-05T15:17:45</dc:date><text:p text:style-name="P78">do section- for oo in view.getOperationalObjectives(so=so, skip_states=view.skip_states())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221449126208">
                <table:table-cell table:style-name="Tableau1.A1" table:number-columns-spanned="2" office:value-type="string">
                  <text:list xml:id="list114141013647005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 loext:resolved="false"><dc:creator>sge</dc:creator><dc:date>2016-09-05T15:20:16</dc:date><text:p text:style-name="P78">do table with oo_v=view.getDGHV(oo)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221473759680">
                <table:table-cell table:style-name="Tableau1.A2" office:value-type="string">
                  <text:p text:style-name="P15"><office:annotation loext:resolved="false"><dc:creator>sge </dc:creator><dc:date>2013-10-21T23:36:44</dc:date><text:p text:style-name="P78">do row if view.keep_field('oo', 'description_rich') and oo.description_rich</text:p></office:annotation>Description</text:p>
                </table:table-cell>
                <table:table-cell table:style-name="Tableau1.B2" office:value-type="string">
                  <text:p text:style-name="Tableau_20_valeur"><office:annotation loext:resolved="false"><dc:creator>sge </dc:creator><dc:date>2013-10-21T23:36:08</dc:date><text:p text:style-name="P78">do text</text:p><text:p text:style-name="P78">from oo_v.render_xhtml('description_rich')</text:p></office:annotation>champ description</text:p>
                </table:table-cell>
              </table:table-row>
              <table:table-row table:style-name="TableLine94221514797184">
                <table:table-cell table:style-name="Tableau1.A3" office:value-type="string">
                  <text:p text:style-name="P15"><office:annotation loext:resolved="false"><dc:creator>sge </dc:creator><dc:date>2013-10-18T15:09:43</dc:date><text:p text:style-name="P78">do row if view.keep_field('oo', 'categories') and hasattr(oo, 'categories') and oo.categories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221469987520">
                <table:table-cell table:style-name="Tableau1.A3" office:value-type="string">
                  <text:p text:style-name="P15"><office:annotation loext:resolved="false"><dc:creator>fngaha</dc:creator><dc:date>2022-09-01T16:08:15.204986111</dc:date><meta:creator-initials>fngaha</meta:creator-initials><text:p text:style-name="P79"><text:span text:style-name="T15">do row if view.keep_field('oo', 'result_indicator') and oo.result_indicator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 loext:resolved="false"><dc:creator>fngaha</dc:creator><dc:date>2022-09-01T16:08:52.548674384</dc:date><meta:creator-initials>fngaha</meta:creator-initials><text:p text:style-name="P79"><text:span text:style-name="T15">do text</text:span></text:p><text:p text:style-name="P79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221516874032">
                <table:table-cell table:style-name="Tableau1.A3" office:value-type="string">
                  <text:p text:style-name="P15"><office:annotation loext:resolved="false"><dc:creator>fngaha</dc:creator><dc:date>2022-09-01T16:14:21.416449222</dc:date><meta:creator-initials>fngaha</meta:creator-initials><text:p text:style-name="P79"><text:span text:style-name="T15">do row if view.keep_field('oo', 'priority') and oo.priority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221478508032">
                <table:table-cell table:style-name="Tableau1.A3" office:value-type="string">
                  <text:p text:style-name="P15"><office:annotation loext:resolved="false"><dc:creator>fngaha</dc:creator><dc:date>2022-09-01T16:17:33.135021981</dc:date><meta:creator-initials>fngaha</meta:creator-initials><text:p text:style-name="P79"><text:span text:style-name="T15">do row if view.keep_field('oo', 'planned_end_date') and oo.planned_end_date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221491548160">
                <table:table-cell table:style-name="Tableau1.A3" office:value-type="string">
                  <text:p text:style-name="P15"><office:annotation loext:resolved="false"><dc:creator>fngaha</dc:creator><dc:date>2022-09-01T16:25:41.088381338</dc:date><meta:creator-initials>fngaha</meta:creator-initials><text:p text:style-name="P79"><text:span text:style-name="T15">do row if view.keep_field('oo', 'representative_responsible') and oo.representative_responsible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221514801280">
                <table:table-cell table:style-name="Tableau1.A3" office:value-type="string">
                  <text:p text:style-name="P15"><office:annotation loext:resolved="false"><dc:creator>fngaha</dc:creator><dc:date>2022-09-01T16:29:14.257937649</dc:date><meta:creator-initials>fngaha</meta:creator-initials><text:p text:style-name="P79"><text:span text:style-name="T15">do row if view.keep_field('oo', 'administrative_responsible') and oo.administrative_responsible and 'administrative_responsible' not in without_oo_fields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221497334992">
                <table:table-cell table:style-name="Tableau1.A3" office:value-type="string">
                  <text:list xml:id="list114142695698341" text:continue-numbering="true" text:style-name="numerotation_20_pst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Titre_20_Sous-Tache" text:outline-level="6"><office:annotation loext:resolved="false"><dc:creator>fngaha</dc:creator><dc:date>2022-09-01T16:30:41.825404742</dc:date><meta:creator-initials>fngaha</meta:creator-initials><text:p text:style-name="P79"><text:span text:style-name="T15">do row if view.keep_field('oo', 'manager') and oo.manager and 'manager' not in without_oo_fields</text:span></text:p></office:annotation>Service gestionnaire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221503293664">
                <table:table-cell table:style-name="Tableau1.A3" office:value-type="string">
                  <text:p text:style-name="P15"><office:annotation loext:resolved="false"><dc:creator>sge </dc:creator><dc:date>2013-10-18T15:13:26</dc:date><text:p text:style-name="P78">do row if view.keep_field('oo', 'extra_concerned_people') and oo.extra_concerned_people</text:p></office:annotation>Partenaire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2:54:19</dc:date><text:p text:style-name="P78">do text</text:p><text:p text:style-name="P78">from xhtml(oo_v.display_text_as_html('extra_concerned_people'))</text:p></office:annotation>champ extra_concerned_people</text:p>
                </table:table-cell>
              </table:table-row>
              <table:table-row table:style-name="TableLine94221512702736">
                <table:table-cell table:style-name="Tableau1.A3" office:value-type="string">
                  <text:p text:style-name="P19"><office:annotation loext:resolved="false"><dc:creator>fngaha</dc:creator><dc:date>2022-09-01T16:32:25.269479197</dc:date><meta:creator-initials>fngaha</meta:creator-initials><text:p text:style-name="P79"><text:span text:style-name="T15">do row if view.keep_field('oo', 'projection') and oo.projection</text:span></text:p></office:annotation>Projections</text:p>
                </table:table-cell>
                <table:table-cell table:style-name="Tableau1.B3" office:value-type="string">
                  <text:p text:style-name="P61"><office:annotation loext:resolved="false"><dc:creator>fngaha</dc:creator><dc:date>2021-09-20T19:05:07.553726186</dc:date><meta:creator-initials>fngaha</meta:creator-initials><text:p text:style-name="P79">do text if oo.projection</text:p><text:p text:style-name="P79">from xhtml(oo_v.getProjection())</text:p></office:annotation>projection</text:p>
                </table:table-cell>
              </table:table-row>
              <table:table-row table:style-name="TableLine94221472384656">
                <table:table-cell table:style-name="Tableau1.A3" office:value-type="string">
                  <text:p text:style-name="P20"><office:annotation loext:resolved="false"><dc:creator>fngaha</dc:creator><dc:date>2021-09-20T19:04:46.331161479</dc:date><meta:creator-initials>fngaha</meta:creator-initials><text:p text:style-name="P79">do row if view.keep_field('oo', 'analytic_budget') and oo.analytic_budget</text:p></office:annotation>Budget analytique</text:p>
                </table:table-cell>
                <table:table-cell table:style-name="Tableau1.B3" office:value-type="string">
                  <text:p text:style-name="P62"><office:annotation loext:resolved="false"><dc:creator>fngaha</dc:creator><dc:date>2021-09-20T19:04:26.252061030</dc:date><meta:creator-initials>fngaha</meta:creator-initials><text:p text:style-name="P79">do text if oo.analytic_budget</text:p><text:p text:style-name="P79">from xhtml(oo_v.getAnalyticBudget())</text:p></office:annotation>budget analytique</text:p>
                </table:table-cell>
              </table:table-row>
              <table:table-row table:style-name="TableLine94221501218064">
                <table:table-cell table:style-name="Tableau1.A3" office:value-type="string">
                  <text:p text:style-name="P15"><office:annotation loext:resolved="false"><dc:creator>fngaha</dc:creator><dc:date>2022-09-01T16:36:28.040844307</dc:date><meta:creator-initials>fngaha</meta:creator-initials><text:p text:style-name="P79"><text:span text:style-name="T15">do row if view.keep_field('oo', 'budget') and oo.budget</text:span></text:p></office:annotation>Budget propre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2:34:05</dc:date><text:p text:style-name="P78">do text if oo.budget</text:p><text:p text:style-name="P78">from xhtml(oo_v.getOwnBudget())</text:p></office:annotation>champ budget</text:p>
                </table:table-cell>
              </table:table-row>
              <table:table-row table:style-name="TableLine94221519182336">
                <table:table-cell table:style-name="Tableau1.A3" office:value-type="string">
                  <text:p text:style-name="P15"><office:annotation loext:resolved="false"><dc:creator>sge </dc:creator><dc:date>2013-10-18T15:28:43</dc:date><text:p text:style-name="P78">do row if view.keep_field('oo', 'budget_comments') and oo_v.get_value('budget_comments')</text:p></office:annotation>Commentaires budget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9-18T13:03:01</dc:date><text:p text:style-name="P78">do text</text:p><text:p text:style-name="P78">from oo_v.render_xhtml('budget_comments')</text:p></office:annotation>champ budget_comments</text:p>
                </table:table-cell>
              </table:table-row>
              <table:table-row table:style-name="TableLine94221512707072">
                <table:table-cell table:style-name="Tableau1.A3" office:value-type="string">
                  <text:p text:style-name="P15"><office:annotation loext:resolved="false"><dc:creator>sge </dc:creator><dc:date>2013-10-28T14:32:32</dc:date><text:p text:style-name="P78">do row if view.keep_field('oo', 'budget') and oo_v.hasChildrenBudget(obj=oo)</text:p></office:annotation>Budget des action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9-18T11:38:33</dc:date><text:p text:style-name="P78">do text</text:p><text:p text:style-name="P78">from xhtml(oo_v.getChildrenBudget())</text:p></office:annotation>widget budget des sous-éléments</text:p>
                </table:table-cell>
              </table:table-row>
              <table:table-row table:style-name="TableLine94221526428672">
                <table:table-cell table:style-name="Tableau1.A3" office:value-type="string">
                  <text:p text:style-name="P15"><office:annotation loext:resolved="false"><dc:creator>sge </dc:creator><dc:date>2013-10-21T23:41:38</dc:date><text:p text:style-name="P78">do row if view.keep_field('oo', 'observation') and oo_v.get_value('observation')</text:p></office:annotation>Constat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10-21T23:41:16</dc:date><text:p text:style-name="P78">do text</text:p><text:p text:style-name="P78">from oo_v.render_xhtml('observation')</text:p></office:annotation>champ observation</text:p>
                </table:table-cell>
              </table:table-row>
              <table:table-row table:style-name="TableLine94221499448944">
                <table:table-cell table:style-name="Tableau1.A3" office:value-type="string">
                  <text:p text:style-name="P15"><office:annotation loext:resolved="false"><dc:creator>sge </dc:creator><dc:date>2013-10-18T15:32:49</dc:date><text:p text:style-name="P78">do row if view.keep_field('oo', 'comments') and oo_v.get_value('comments')</text:p></office:annotation>Commentaire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3:13:51</dc:date><text:p text:style-name="P78">do text</text:p><text:p text:style-name="P78">from oo_v.render_xhtml('comments')</text:p></office:annotation>champ comments</text:p>
                </table:table-cell>
              </table:table-row>
              <table:table-row table:style-name="TableLine94221473846848">
                <table:table-cell table:style-name="Tableau1.A3" office:value-type="string">
                  <text:p text:style-name="P16"><office:annotation loext:resolved="false"><dc:creator>bleybaert</dc:creator><dc:date>2020-01-28T10:33:40.092793536</dc:date><meta:creator-initials>ble</meta:creator-initials><text:p text:style-name="P78">do row if hasattr(oo,'sdgs') and view.keep_field('oo', 'sdgs') and oo.sdgs</text:p></office:annotation>O.D.D.</text:p>
                </table:table-cell>
                <table:table-cell table:style-name="Tableau1.B3" office:value-type="string">
                  <text:p text:style-name="P60"><text:text-input text:description="">oo_v.display_voc('sdgs')</text:text-input></text:p>
                </table:table-cell>
              </table:table-row>
              <table:table-row table:style-name="TableLine94221495282896">
                <table:table-cell table:style-name="Tableau1.A3" office:value-type="string">
                  <text:p text:style-name="P15"><office:annotation loext:resolved="false"><dc:creator>sge </dc:creator><dc:date>2013-10-18T15:09:43</dc:date><text:p text:style-name="P78">do row if view.keep_field('oo', 'plan') and hasattr(oo, 'plan') and oo.plan</text:p></office:annotation><text:span text:style-name="T14">Plan</text:span></text:p>
                </table:table-cell>
                <table:table-cell table:style-name="Tableau1.B3" office:value-type="string">
                  <text:p text:style-name="P49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2"><office:annotation loext:resolved="false"><dc:creator>sge</dc:creator><dc:date>2016-09-06T13:10:29</dc:date><text:p text:style-name="P78">do section- for act in view.getActions(oo=oo, skip_states=view.skip_states())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221493708288">
                  <table:table-cell table:style-name="Tableau14.A1" table:number-columns-spanned="2" office:value-type="string">
                    <text:list xml:id="list114140714984308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 loext:resolved="false"><dc:creator>sge</dc:creator><dc:date>2016-09-06T13:13:34</dc:date><text:p text:style-name="P78">do table with act_v=view.getDGHV(act)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221473376400">
                  <table:table-cell table:style-name="Tableau14.A2" office:value-type="string">
                    <text:p text:style-name="Tableau_20_libellé"><office:annotation loext:resolved="false"><dc:creator>sge </dc:creator><dc:date>2013-10-21T23:29:43</dc:date><text:p text:style-name="P78">do row if view.keep_field('ac', 'description_rich') and act_v.get_value('description_rich')</text:p></office:annotation>Description</text:p>
                  </table:table-cell>
                  <table:table-cell table:style-name="Tableau14.B2" office:value-type="string">
                    <text:p text:style-name="Tableau_20_valeur"><office:annotation loext:resolved="false"><dc:creator>sge </dc:creator><dc:date>2013-10-21T23:27:35</dc:date><text:p text:style-name="P78">do text</text:p><text:p text:style-name="P78">from act_v.render_xhtml('description_rich')</text:p></office:annotation>champ description</text:p>
                  </table:table-cell>
                </table:table-row>
                <table:table-row table:style-name="TableLine94221493788320">
                  <table:table-cell table:style-name="Tableau14.A4" office:value-type="string">
                    <text:p text:style-name="P30"><office:annotation loext:resolved="false"><dc:creator>sge </dc:creator><dc:date>2013-10-18T15:09:43</dc:date><text:p text:style-name="P78">do row if view.keep_field('ac', 'categories') and hasattr(act, 'categories') and act.categories</text:p></office:annotation>Catégorie</text:p>
                  </table:table-cell>
                  <table:table-cell table:style-name="Tableau14.B4" office:value-type="string">
                    <text:p text:style-name="P56"><text:text-input text:description="">act_v.display_voc('categories')</text:text-input></text:p>
                  </table:table-cell>
                </table:table-row>
                <table:table-row table:style-name="TableLine94221497716016">
                  <table:table-cell table:style-name="Tableau14.A4" office:value-type="string">
                    <text:p text:style-name="P34"><office:annotation loext:resolved="false"><dc:creator>fngaha</dc:creator><dc:date>2022-09-01T16:59:35.726101169</dc:date><meta:creator-initials>fngaha</meta:creator-initials><text:p text:style-name="P79"><text:span text:style-name="T15">do row if view.keep_field('ac', 'result_indicator') and act.result_indicator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9"><office:annotation loext:resolved="false"><dc:creator>fngaha</dc:creator><dc:date>2022-09-01T17:00:51.257226727</dc:date><meta:creator-initials>fngaha</meta:creator-initials><text:p text:style-name="P79"><text:span text:style-name="T15">do text</text:span></text:p><text:p text:style-name="P79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221515631760">
                  <table:table-cell table:style-name="Tableau14.A16" office:value-type="string">
                    <text:p text:style-name="Tableau_20_libellé"><office:annotation loext:resolved="false"><dc:creator>fngaha</dc:creator><dc:date>2022-09-01T17:03:35.577879266</dc:date><meta:creator-initials>fngaha</meta:creator-initials><text:p text:style-name="P79"><text:span text:style-name="T15">do row if view.keep_field('ac', 'planned_end_date') and act.planned_end_date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221522023856">
                  <table:table-cell table:style-name="Tableau14.A16" office:value-type="string">
                    <text:p text:style-name="P32"><office:annotation loext:resolved="false"><dc:creator>fngaha</dc:creator><dc:date>2022-09-01T17:05:08.522030903</dc:date><meta:creator-initials>fngaha</meta:creator-initials><text:p text:style-name="P79"><text:span text:style-name="T15">do row if view.keep_field('ac', 'representative_responsible') and act.representative_responsible</text:span></text:p></office:annotation>Responsable mandataire</text:p>
                  </table:table-cell>
                  <table:table-cell table:style-name="Tableau14.B16" office:value-type="string">
                    <text:p text:style-name="P57"><text:text-input text:description="">act_v.display_voc('representative_responsible')</text:text-input></text:p>
                  </table:table-cell>
                </table:table-row>
                <table:table-row table:style-name="TableLine94221521001984">
                  <table:table-cell table:style-name="Tableau14.A16" office:value-type="string">
                    <text:p text:style-name="Tableau_20_libellé"><office:annotation loext:resolved="false"><dc:creator>fngaha</dc:creator><dc:date>2022-09-01T17:06:28.252710889</dc:date><meta:creator-initials>fngaha</meta:creator-initials><text:p text:style-name="P79"><text:span text:style-name="T15">do row if view.keep_field('ac', 'health_indicator') and act.health_indicator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4:29:33</dc:date><text:p text:style-name="P78">do text</text:p><text:p text:style-name="P78">from xhtml(act_v.formatHealthIndicator())</text:p></office:annotation>champ health_indicator_details</text:p>
                  </table:table-cell>
                </table:table-row>
                <table:table-row table:style-name="TableLine94221499454064">
                  <table:table-cell table:style-name="Tableau14.A16" office:value-type="string">
                    <text:list xml:id="list114141931621740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Titre_20_Sous-Tache" text:outline-level="6"><office:annotation loext:resolved="false"><dc:creator>fngaha</dc:creator><dc:date>2022-09-01T17:13:20.618663925</dc:date><meta:creator-initials>fngaha</meta:creator-initials><text:p text:style-name="P79"><text:span text:style-name="T15">do row if view.keep_field('ac', 'manager') and act.manager</text:span></text:p></office:annotation>Service <text:span text:style-name="T10">gestionnaire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221429331184">
                  <table:table-cell table:style-name="Tableau14.A16" office:value-type="string">
                    <text:p text:style-name="P44"><office:annotation loext:resolved="false"><dc:creator>bleybaert</dc:creator><dc:date>2020-02-12T14:12:37.769158588</dc:date><meta:creator-initials>ble</meta:creator-initials><text:p text:style-name="P78">do row if view.keep_field('ac', 'responsible') and act.responsible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221470461168">
                  <table:table-cell table:style-name="Tableau14.A16" office:value-type="string">
                    <text:p text:style-name="Tableau_20_libellé"><office:annotation loext:resolved="false"><dc:creator>sge </dc:creator><dc:date>2013-10-21T23:33:12</dc:date><text:p text:style-name="P78">do row if view.keep_field('ac', 'extra_concerned_people') and act_v.get_value('extra_concerned_people')</text:p></office:annotation>Partenaires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2:54:19</dc:date><text:p text:style-name="P78">do text</text:p><text:p text:style-name="P78">from xhtml(act_v.display_text_as_html('extra_concerned_people'))</text:p></office:annotation>champ extra_concerned_people</text:p>
                  </table:table-cell>
                </table:table-row>
                <table:table-row table:style-name="TableLine94221493040864">
                  <table:table-cell table:style-name="Tableau14.A16" office:value-type="string">
                    <text:p text:style-name="P46"><office:annotation loext:resolved="false"><dc:creator>fngaha</dc:creator><dc:date>2022-09-01T17:15:32.413398067</dc:date><meta:creator-initials>fngaha</meta:creator-initials><text:p text:style-name="P79"><text:span text:style-name="T15">do row if view.keep_field('ac', 'projection') and act.projection</text:span></text:p></office:annotation>Projections</text:p>
                  </table:table-cell>
                  <table:table-cell table:style-name="Tableau14.B16" office:value-type="string">
                    <text:p text:style-name="P63"><office:annotation loext:resolved="false"><dc:creator>fngaha</dc:creator><dc:date>2021-09-20T19:02:09.193996256</dc:date><meta:creator-initials>fngaha</meta:creator-initials><text:p text:style-name="P79">do text if act.projection</text:p><text:p text:style-name="P79">from xhtml(act_v.getProjection())</text:p></office:annotation>projection</text:p>
                  </table:table-cell>
                </table:table-row>
                <table:table-row table:style-name="TableLine94221473701952">
                  <table:table-cell table:style-name="Tableau14.A16" office:value-type="string">
                    <text:p text:style-name="P46">Budget <office:annotation loext:resolved="false"><dc:creator>fngaha</dc:creator><dc:date>2022-09-01T17:20:03.711239630</dc:date><meta:creator-initials>fngaha</meta:creator-initials><text:p text:style-name="P79"><text:span text:style-name="T15">do row if view.keep_field('ac', 'analytic_budget') and act.analytic_budget</text:span></text:p></office:annotation>analytique</text:p>
                  </table:table-cell>
                  <table:table-cell table:style-name="Tableau14.B16" office:value-type="string">
                    <text:p text:style-name="P63"><office:annotation loext:resolved="false"><dc:creator>fngaha</dc:creator><dc:date>2021-09-20T19:01:31.805492310</dc:date><meta:creator-initials>fngaha</meta:creator-initials><text:p text:style-name="P79">do text if act.analytic_budget</text:p><text:p text:style-name="P79">from xhtml(act_v.getAnalyticBudget())</text:p></office:annotation>budg<text:span text:style-name="T12">et</text:span> analytique<text:tab/></text:p>
                  </table:table-cell>
                </table:table-row>
                <table:table-row table:style-name="TableLine94221428092064">
                  <table:table-cell table:style-name="Tableau14.A16" office:value-type="string">
                    <text:p text:style-name="Tableau_20_libellé"><office:annotation loext:resolved="false"><dc:creator>fngaha</dc:creator><dc:date>2022-09-01T17:22:14.289015601</dc:date><meta:creator-initials>fngaha</meta:creator-initials><text:p text:style-name="P79"><text:span text:style-name="T15">do row if view.keep_field('ac', 'budget') and act.budget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2:34:05</dc:date><text:p text:style-name="P78">do text if act.budget</text:p><text:p text:style-name="P78">from xhtml(act_v.getOwnBudget())</text:p></office:annotation>champ budget</text:p>
                  </table:table-cell>
                </table:table-row>
                <table:table-row table:style-name="TableLine94221387648272">
                  <table:table-cell table:style-name="Tableau14.A16" office:value-type="string">
                    <text:p text:style-name="Tableau_20_libellé"><office:annotation loext:resolved="false"><dc:creator>sge </dc:creator><dc:date>2013-10-18T15:36:30</dc:date><text:p text:style-name="P78">do row if view.keep_field('ac', 'budget_comments') and act_v.get_value('budget_comments')</text:p></office:annotation>Commentaires budget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9-18T13:05:33</dc:date><text:p text:style-name="P78">do text</text:p><text:p text:style-name="P78">from act_v.render_xhtml('budget_comments')</text:p></office:annotation>champ budget_comments</text:p>
                  </table:table-cell>
                </table:table-row>
                <table:table-row table:style-name="TableLine94221493165056">
                  <table:table-cell table:style-name="Tableau14.A15" office:value-type="string">
                    <text:p text:style-name="Tableau_20_libellé"><office:annotation loext:resolved="false"><dc:creator>fngaha</dc:creator><dc:date>2022-09-01T18:05:13.940996074</dc:date><meta:creator-initials>fngaha</meta:creator-initials><text:p text:style-name="P79"><text:span text:style-name="T15">do row if view.keep_field('ac', 'progress') and act.progress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221473035824">
                  <table:table-cell table:style-name="Tableau14.A16" office:value-type="string">
                    <text:p text:style-name="Tableau_20_libellé"><office:annotation loext:resolved="false"><dc:creator>sge </dc:creator><dc:date>2013-10-18T15:36:44</dc:date><text:p text:style-name="P78">do row if view.keep_field('ac', 'observation') and act_v.get_value('observation')</text:p></office:annotation>Constat</text:p>
                  </table:table-cell>
                  <table:table-cell table:style-name="Tableau14.B16" office:value-type="string">
                    <text:p text:style-name="Tableau_20_valeur"><office:annotation loext:resolved="false"><dc:creator>sge </dc:creator><dc:date>2013-06-17T13:13:51</dc:date><text:p text:style-name="P78">do text</text:p><text:p text:style-name="P78">from act_v.render_xhtml('observation')</text:p></office:annotation>champ observation</text:p>
                  </table:table-cell>
                </table:table-row>
                <table:table-row table:style-name="TableLine94221472082976">
                  <table:table-cell table:style-name="Tableau14.A17" office:value-type="string">
                    <text:p text:style-name="Tableau_20_libellé"><office:annotation loext:resolved="false"><dc:creator>sge </dc:creator><dc:date>2013-10-18T15:36:44</dc:date><text:p text:style-name="P78">do row if view.keep_field('ac', 'comments') and act_v.get_value('comments')</text:p></office:annotation>Commentaires</text:p>
                  </table:table-cell>
                  <table:table-cell table:style-name="Tableau14.B17" office:value-type="string">
                    <text:p text:style-name="Tableau_20_valeur"><office:annotation loext:resolved="false"><dc:creator>sge </dc:creator><dc:date>2013-06-17T13:13:51</dc:date><text:p text:style-name="P78">do text</text:p><text:p text:style-name="P78">from act_v.render_xhtml('comments')</text:p></office:annotation>champ comments</text:p>
                  </table:table-cell>
                </table:table-row>
                <table:table-row table:style-name="TableLine94221473270464">
                  <table:table-cell table:style-name="Tableau14.A18" office:value-type="string">
                    <text:p text:style-name="P36"><text:span text:style-name="T9"><office:annotation loext:resolved="false"><dc:creator>bleybaert</dc:creator><dc:date>2020-01-28T10:33:40.092793536</dc:date><meta:creator-initials>ble</meta:creator-initials><text:p text:style-name="P78">do row if hasattr(act, 'sdgs') and view.keep_field('ac', 'sdgs') and act.sdgs</text:p></office:annotation></text:span>O.D.D.</text:p>
                  </table:table-cell>
                  <table:table-cell table:style-name="Tableau14.B18" office:value-type="string">
                    <text:p text:style-name="P39"><text:text-input text:description="">act_v.display_voc('sdgs')</text:text-input></text:p>
                  </table:table-cell>
                </table:table-row>
                <table:table-row table:style-name="TableLine94221475609488">
                  <table:table-cell table:style-name="Tableau14.A19" office:value-type="string">
                    <text:p text:style-name="P30"><office:annotation loext:resolved="false"><dc:creator>sge </dc:creator><dc:date>2013-10-18T15:09:43</dc:date><text:p text:style-name="P78">do row if view.keep_field('ac', 'plan') and hasattr(act, 'plan') and act.plan</text:p></office:annotation><text:span text:style-name="T14">Plan</text:span></text:p>
                  </table:table-cell>
                  <table:table-cell table:style-name="Tableau14.B19" office:value-type="string">
                    <text:p text:style-name="P50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3"><office:annotation loext:resolved="false"><dc:creator>sge</dc:creator><dc:date>2016-09-06T13:10:29</dc:date><text:p text:style-name="P78">do section- for subact in view.getSubActions(action=act, skip_states=view.skip_states())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1.1">
                    <table:table-cell table:style-name="Table1.A1" table:number-columns-spanned="2" office:value-type="string">
                      <text:list xml:id="list114140965717416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182878_2652624615"/><office:annotation loext:resolved="false"><dc:creator>sge</dc:creator><dc:date>2016-09-06T13:13:34</dc:date><text:p text:style-name="P78">do table with subact_v=view.getDGHV(subact)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221496101888">
                    <table:table-cell table:style-name="Table1.A2" office:value-type="string">
                      <text:p text:style-name="P40"><office:annotation loext:resolved="false"><dc:creator>sge </dc:creator><dc:date>2013-10-21T23:29:43</dc:date><text:p text:style-name="P78">do row if view.keep_field('sb', 'description_rich') and subact_v.get_value('description_rich')</text:p></office:annotation>Description</text:p>
                    </table:table-cell>
                    <table:table-cell table:style-name="Table1.B2" office:value-type="string">
                      <text:p text:style-name="P41"><office:annotation loext:resolved="false"><dc:creator>sge </dc:creator><dc:date>2013-10-21T23:27:35</dc:date><text:p text:style-name="P78">do text</text:p><text:p text:style-name="P78">from subact_v.render_xhtml('description_rich')</text:p></office:annotation>champ description</text:p>
                    </table:table-cell>
                  </table:table-row>
                  <table:table-row table:style-name="TableLine94221470011888">
                    <table:table-cell table:style-name="Table1.A4" office:value-type="string">
                      <text:p text:style-name="P31"><office:annotation loext:resolved="false"><dc:creator>sge </dc:creator><dc:date>2013-10-18T15:09:43</dc:date><text:p text:style-name="P78">do row if view.keep_field('sb', 'categories') and hasattr(subact, 'categories') and subact.categories</text:p></office:annotation>Catégorie</text:p>
                    </table:table-cell>
                    <table:table-cell table:style-name="Table1.B4" office:value-type="string">
                      <text:p text:style-name="P41"><text:text-input text:description="">subact_v.display_voc('categories')</text:text-input></text:p>
                    </table:table-cell>
                  </table:table-row>
                  <table:table-row table:style-name="TableLine94221443738304">
                    <table:table-cell table:style-name="Table1.A4" office:value-type="string">
                      <text:p text:style-name="P35"><office:annotation loext:resolved="false"><dc:creator>fngaha</dc:creator><dc:date>2022-09-02T14:00:15.711521425</dc:date><meta:creator-initials>fngaha</meta:creator-initials><text:p text:style-name="P79"><text:span text:style-name="T15">do row if view.keep_field('sb', 'result_indicator') and subact.result_indicator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41"><office:annotation loext:resolved="false"><dc:creator>sge </dc:creator><dc:date>2013-06-21T22:15:44</dc:date><text:p text:style-name="P78">do text if subact.result_indicator</text:p><text:p text:style-name="P78">from xhtml(subact_v.display_widget('result_indicator'))</text:p></office:annotation>result indicator</text:p>
                    </table:table-cell>
                  </table:table-row>
                  <table:table-row table:style-name="TableLine94221444174240">
                    <table:table-cell table:style-name="Table1.A16" office:value-type="string">
                      <text:p text:style-name="P40"><office:annotation loext:resolved="false"><dc:creator>fngaha</dc:creator><dc:date>2022-09-02T14:10:21.415859935</dc:date><meta:creator-initials>fngaha</meta:creator-initials><text:p text:style-name="P79"><text:span text:style-name="T15">do row if view.keep_field('sb', 'planned_end_date') and subact.planned_end_date</text:span></text:p></office:annotation>Échéance</text:p>
                    </table:table-cell>
                    <table:table-cell table:style-name="Table1.B16" office:value-type="string">
                      <text:p text:style-name="P41"><text:text-input text:description="">subact_v.display_date('planned_end_date')</text:text-input></text:p>
                    </table:table-cell>
                  </table:table-row>
                  <table:table-row table:style-name="TableLine94221444539984">
                    <table:table-cell table:style-name="Table1.A16" office:value-type="string">
                      <text:p text:style-name="P33"><office:annotation loext:resolved="false"><dc:creator>fngaha</dc:creator><dc:date>2022-09-02T14:12:05.310830579</dc:date><meta:creator-initials>fngaha</meta:creator-initials><text:p text:style-name="P79"><text:span text:style-name="T15">do row if view.keep_field('sb', 'representative_responsible') and subact.representative_responsible</text:span></text:p></office:annotation>Responsable mandataire</text:p>
                    </table:table-cell>
                    <table:table-cell table:style-name="Table1.B16" office:value-type="string">
                      <text:p text:style-name="P41"><text:text-input text:description="">subact_v.display_voc('representative_responsible')</text:text-input></text:p>
                    </table:table-cell>
                  </table:table-row>
                  <table:table-row table:style-name="TableLine94221471280128">
                    <table:table-cell table:style-name="Table1.A16" office:value-type="string">
                      <text:p text:style-name="P40"><office:annotation loext:resolved="false"><dc:creator>fngaha</dc:creator><dc:date>2022-09-02T14:13:21.696406357</dc:date><meta:creator-initials>fngaha</meta:creator-initials><text:p text:style-name="P79"><text:span text:style-name="T15">do row if view.keep_field('sb', 'health_indicator') and subact.health_indicator</text:span></text:p></office:annotation>Indice de santé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4:29:33</dc:date><text:p text:style-name="P78">do text</text:p><text:p text:style-name="P78">from xhtml(subact_v.formatHealthIndicator())</text:p></office:annotation>champ health_indicator_details</text:p>
                    </table:table-cell>
                  </table:table-row>
                  <table:table-row table:style-name="TableLine94221444563104">
                    <table:table-cell table:style-name="Table1.A16" office:value-type="string">
                      <text:list xml:id="list114142075944220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<office:annotation loext:resolved="false"><dc:creator>fngaha</dc:creator><dc:date>2022-09-02T14:14:32.709554941</dc:date><meta:creator-initials>fngaha</meta:creator-initials><text:p text:style-name="P79"><text:span text:style-name="T15">do row if view.keep_field('sb', 'manager') and subact.manager</text:span></text:p></office:annotation>Service <text:span text:style-name="T11">gestionnaire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1.B16" office:value-type="string">
                      <text:p text:style-name="P41"><text:text-input text:description="">subact_v.display_voc('manager')</text:text-input></text:p>
                    </table:table-cell>
                  </table:table-row>
                  <table:table-row table:style-name="TableLine94221444798464">
                    <table:table-cell table:style-name="Table1.A16" office:value-type="string">
                      <text:p text:style-name="P45"><office:annotation loext:resolved="false"><dc:creator>bleybaert</dc:creator><dc:date>2020-02-12T14:18:02.875832968</dc:date><meta:creator-initials>ble</meta:creator-initials><text:p text:style-name="P78">do row if view.keep_field('sb', 'responsible') and subact.responsible</text:p></office:annotation>Porteur de l'action</text:p>
                    </table:table-cell>
                    <table:table-cell table:style-name="Table1.B16" office:value-type="string">
                      <text:p text:style-name="P41"><text:text-input text:description="">subact_v.display_voc('responsible')</text:text-input></text:p>
                    </table:table-cell>
                  </table:table-row>
                  <table:table-row table:style-name="TableLine94221444039984">
                    <table:table-cell table:style-name="Table1.A16" office:value-type="string">
                      <text:p text:style-name="P40"><office:annotation loext:resolved="false"><dc:creator>sge </dc:creator><dc:date>2013-10-21T23:33:12</dc:date><text:p text:style-name="P78">do row if view.keep_field('sb', 'extra_concerned_people') and subact_v.get_value('extra_concerned_people')</text:p></office:annotation>Partenaires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2:54:19</dc:date><text:p text:style-name="P78">do text</text:p><text:p text:style-name="P78">from xhtml(subact_v.display_text_as_html('extra_concerned_people'))</text:p></office:annotation>champ extra_concerned_people</text:p>
                    </table:table-cell>
                  </table:table-row>
                  <table:table-row table:style-name="TableLine94221431331840">
                    <table:table-cell table:style-name="Table1.A16" office:value-type="string">
                      <text:p text:style-name="P47"><office:annotation loext:resolved="false"><dc:creator>fngaha</dc:creator><dc:date>2022-09-02T14:24:57.207185271</dc:date><meta:creator-initials>fngaha</meta:creator-initials><text:p text:style-name="P79"><text:span text:style-name="T15">do row if view.keep_field('sb', 'projection') and subact.projection</text:span></text:p></office:annotation>Projections</text:p>
                    </table:table-cell>
                    <table:table-cell table:style-name="Table1.B16" office:value-type="string">
                      <text:p text:style-name="P64"><office:annotation loext:resolved="false"><dc:creator>fngaha</dc:creator><dc:date>2021-09-20T19:00:32.724922037</dc:date><meta:creator-initials>fngaha</meta:creator-initials><text:p text:style-name="P79">do text if subact.projection</text:p><text:p text:style-name="P79">from xhtml(subact_v.getProjection())</text:p></office:annotation>projection</text:p>
                    </table:table-cell>
                  </table:table-row>
                  <table:table-row table:style-name="TableLine94221445930112">
                    <table:table-cell table:style-name="Table1.A16" office:value-type="string">
                      <text:p text:style-name="P47"><office:annotation loext:resolved="false"><dc:creator>fngaha</dc:creator><dc:date>2022-09-02T14:33:42.374992348</dc:date><meta:creator-initials>fngaha</meta:creator-initials><text:p text:style-name="P79"><text:span text:style-name="T15">do row if view.keep_field('sb', 'budget') and subact.budget</text:span></text:p></office:annotation>Budget <text:soft-page-break/>analytique</text:p>
                    </table:table-cell>
                    <table:table-cell table:style-name="Table1.B16" office:value-type="string">
                      <text:p text:style-name="P64"><office:annotation loext:resolved="false"><dc:creator>fngaha</dc:creator><dc:date>2021-09-20T17:04:09.813501417</dc:date><meta:creator-initials>fngaha</meta:creator-initials><text:p text:style-name="P79">do text if subact.analytic_budget</text:p><text:p text:style-name="P79">from xhtml(subact_v.getAnalyticBudget())</text:p></office:annotation>budg<text:span text:style-name="T12">et</text:span> analytique</text:p>
                    </table:table-cell>
                  </table:table-row>
                  <table:table-row table:style-name="TableLine94221444083248">
                    <table:table-cell table:style-name="Table1.A16" office:value-type="string">
                      <text:p text:style-name="P40"><office:annotation loext:resolved="false"><dc:creator>fngaha</dc:creator><dc:date>2022-09-02T14:28:13.986859445</dc:date><meta:creator-initials>fngaha</meta:creator-initials><text:p text:style-name="P79"><text:span text:style-name="T15">do row if view.keep_field('sb', 'budget') and subact.budget</text:span></text:p></office:annotation>Budget propre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2:34:05</dc:date><text:p text:style-name="P78">do text if subact.budget</text:p><text:p text:style-name="P78">from xhtml(subact_v.getOwnBudget())</text:p></office:annotation>champ budget</text:p>
                    </table:table-cell>
                  </table:table-row>
                  <table:table-row table:style-name="TableLine94221445068384">
                    <table:table-cell table:style-name="Table1.A16" office:value-type="string">
                      <text:p text:style-name="P40"><office:annotation loext:resolved="false"><dc:creator>sge </dc:creator><dc:date>2013-10-18T15:36:30</dc:date><text:p text:style-name="P78">do row if view.keep_field('sb', 'budget_comments') and subact_v.get_value('budget_comments')</text:p></office:annotation>Commentaires budget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9-18T13:05:33</dc:date><text:p text:style-name="P78">do text</text:p><text:p text:style-name="P78">from subact_v.render_xhtml('budget_comments')</text:p></office:annotation>champ budget_comments</text:p>
                    </table:table-cell>
                  </table:table-row>
                  <table:table-row table:style-name="TableLine94221443635968">
                    <table:table-cell table:style-name="Table1.A15" office:value-type="string">
                      <text:p text:style-name="P40"><office:annotation loext:resolved="false"><dc:creator>fngaha</dc:creator><dc:date>2022-09-02T14:29:51.231929133</dc:date><meta:creator-initials>fngaha</meta:creator-initials><text:p text:style-name="P79"><text:span text:style-name="T15">do row if view.keep_field('sb', 'progress') and subact.progress</text:span></text:p></office:annotation>Progression</text:p>
                    </table:table-cell>
                    <table:table-cell table:style-name="Table1.B15" office:value-type="string">
                      <text:p text:style-name="P41"><text:text-input text:description="">subact_v.get_value('progress')</text:text-input></text:p>
                    </table:table-cell>
                  </table:table-row>
                  <table:table-row table:style-name="TableLine94221445806416">
                    <table:table-cell table:style-name="Table1.A16" office:value-type="string">
                      <text:p text:style-name="P40"><office:annotation loext:resolved="false"><dc:creator>sge </dc:creator><dc:date>2013-10-18T15:36:44</dc:date><text:p text:style-name="P78">do row if view.keep_field('sb', 'observation') and subact_v.get_value('observation')</text:p></office:annotation>Constat</text:p>
                    </table:table-cell>
                    <table:table-cell table:style-name="Table1.B16" office:value-type="string">
                      <text:p text:style-name="P41"><office:annotation loext:resolved="false"><dc:creator>sge </dc:creator><dc:date>2013-06-17T13:13:51</dc:date><text:p text:style-name="P78">do text</text:p><text:p text:style-name="P78">from subact_v.render_xhtml('observation')</text:p></office:annotation>champ observation</text:p>
                    </table:table-cell>
                  </table:table-row>
                  <table:table-row table:style-name="TableLine94221528164912">
                    <table:table-cell table:style-name="Table1.A17" office:value-type="string">
                      <text:p text:style-name="P40"><office:annotation loext:resolved="false"><dc:creator>sge </dc:creator><dc:date>2013-10-18T15:36:44</dc:date><text:p text:style-name="P78">do row if view.keep_field('sb', 'comments') and subact_v.get_value('comments')</text:p></office:annotation>Commentaires</text:p>
                    </table:table-cell>
                    <table:table-cell table:style-name="Table1.B17" office:value-type="string">
                      <text:p text:style-name="P41"><office:annotation loext:resolved="false"><dc:creator>sge </dc:creator><dc:date>2013-06-17T13:13:51</dc:date><text:p text:style-name="P78">do text</text:p><text:p text:style-name="P78">from subact_v.render_xhtml('comments')</text:p></office:annotation>champ comments</text:p>
                    </table:table-cell>
                  </table:table-row>
                  <table:table-row table:style-name="TableLine94221445093600">
                    <table:table-cell table:style-name="Table1.A18" office:value-type="string">
                      <text:p text:style-name="P37"><text:span text:style-name="T9"><office:annotation loext:resolved="false"><dc:creator>bleybaert</dc:creator><dc:date>2020-01-28T10:33:40.092793536</dc:date><meta:creator-initials>ble</meta:creator-initials><text:p text:style-name="P78">do row if hasattr(subact, 'sdgs') and view.keep_field('sb', 'sdgs') and subact.sdgs</text:p></office:annotation></text:span>O.D.D.</text:p>
                    </table:table-cell>
                    <table:table-cell table:style-name="Table1.B18" office:value-type="string">
                      <text:p text:style-name="P38"><text:text-input text:description="">subact_v.display_voc('sdgs')</text:text-input></text:p>
                    </table:table-cell>
                  </table:table-row>
                  <table:table-row table:style-name="TableLine94221445206528">
                    <table:table-cell table:style-name="Table1.A19" office:value-type="string">
                      <text:p text:style-name="P48"><office:annotation loext:resolved="false"><dc:creator>sge </dc:creator><dc:date>2013-10-18T15:09:43</dc:date><text:p text:style-name="P78">do row if view.keep_field('sb', 'plan') and hasattr(subact, 'plan') and subact.plan</text:p></office:annotation>Plan</text:p>
                    </table:table-cell>
                    <table:table-cell table:style-name="Table1.B19" office:value-type="string">
                      <text:p text:style-name="P51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 loext:resolved="false"><dc:creator>sge</dc:creator><dc:date>2016-11-24T11:10:56</dc:date><text:p text:style-name="P78">do section- if with_tasks</text:p><text:p text:style-name="P78">for task in view.getTasks(action=subact, skip_states=view.skip_states())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221535815744">
                      <table:table-cell table:style-name="Table2.A1" table:number-columns-spanned="2" office:value-type="string">
                        <text:list xml:id="list114142437127169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 loext:resolved="false"><dc:creator>sge</dc:creator><dc:date>2016-09-06T13:13:34</dc:date><text:p text:style-name="P78">do table with task_v=view.getDGHV(task)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221431116608">
                      <table:table-cell table:style-name="Table2.A2" office:value-type="string">
                        <text:p text:style-name="P42"><office:annotation loext:resolved="false"><dc:creator>sge </dc:creator><dc:date>2013-10-21T23:29:43</dc:date><text:p text:style-name="P78">do row if task_v.get_value('task_description')</text:p></office:annotation>Description</text:p>
                      </table:table-cell>
                      <table:table-cell table:style-name="Table2.B2" office:value-type="string">
                        <text:p text:style-name="P43"><office:annotation loext:resolved="false"><dc:creator>sge </dc:creator><dc:date>2013-10-21T23:27:35</dc:date><text:p text:style-name="P78">do text</text:p><text:p text:style-name="P78">from task_v.render_xhtml('task_description')</text:p></office:annotation>champ description</text:p>
                      </table:table-cell>
                    </table:table-row>
                    <table:table-row table:style-name="TableLine94221528238528">
                      <table:table-cell table:style-name="Table2.A3" office:value-type="string">
                        <text:list xml:id="list114142681375049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style-name="Titre_20_Sous-Tache" text:outline-level="6">Service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table-cell table:style-name="Table2.B3" office:value-type="string">
                        <text:p text:style-name="P29"><text:text-input text:description="">task_v.display_voc('assigned_group')</text:text-input></text:p>
                      </table:table-cell>
                    </table:table-row>
                    <table:table-row table:style-name="TableLine94221512709536">
                      <table:table-cell table:style-name="Table2.A4" office:value-type="string">
                        <text:p text:style-name="P28">Utilisateur</text:p>
                      </table:table-cell>
                      <table:table-cell table:style-name="Table2.B4" office:value-type="string">
                        <text:p text:style-name="P54"><text:text-input text:description="">task_v.display_voc('assigned_user')</text:text-input></text:p>
                      </table:table-cell>
                    </table:table-row>
                    <table:table-row table:style-name="TableLine94221526773328">
                      <table:table-cell table:style-name="Table2.A5" office:value-type="string">
                        <text:p text:style-name="P42">Échéance</text:p>
                      </table:table-cell>
                      <table:table-cell table:style-name="Table2.B5" office:value-type="string">
                        <text:p text:style-name="P54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 loext:resolved="false"><dc:creator>sge</dc:creator><dc:date>2016-11-24T11:10:56</dc:date><text:p text:style-name="P78">do section- if with_tasks</text:p><text:p text:style-name="P78">for task in view.getTasks(action=act, skip_states=view.skip_states())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221411712688">
                    <table:table-cell table:style-name="Tableau3.A1" table:number-columns-spanned="2" office:value-type="string">
                      <text:list xml:id="list114142066126133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65921_3142966516"/><office:annotation loext:resolved="false"><dc:creator>sge</dc:creator><dc:date>2016-09-06T13:13:34</dc:date><text:p text:style-name="P78">do table with task_v=view.getDGHV(task)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221393181920">
                    <table:table-cell table:style-name="Tableau3.A2" office:value-type="string">
                      <text:p text:style-name="P24"><office:annotation loext:resolved="false"><dc:creator>sge </dc:creator><dc:date>2013-10-21T23:29:43</dc:date><text:p text:style-name="P78">do row if task_v.get_value('task_description')</text:p></office:annotation>Description</text:p>
                    </table:table-cell>
                    <table:table-cell table:style-name="Tableau3.B2" office:value-type="string">
                      <text:p text:style-name="P25"><office:annotation loext:resolved="false"><dc:creator>sge </dc:creator><dc:date>2013-10-21T23:27:35</dc:date><text:p text:style-name="P78">do text</text:p><text:p text:style-name="P78">from task_v.render_xhtml('task_description')</text:p></office:annotation>champ description</text:p>
                    </table:table-cell>
                  </table:table-row>
                  <table:table-row table:style-name="TableLine94221499913680">
                    <table:table-cell table:style-name="Tableau3.A3" office:value-type="string">
                      <text:list xml:id="list114141670164619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Titre_20_Sous-Tache" text:outline-level="6">Servi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table-cell table:style-name="Tableau3.B3" office:value-type="string">
                      <text:p text:style-name="P27"><text:text-input text:description="">task_v.display_voc('assigned_group')</text:text-input></text:p>
                    </table:table-cell>
                  </table:table-row>
                  <table:table-row table:style-name="TableLine94221282610704">
                    <table:table-cell table:style-name="Tableau3.A4" office:value-type="string">
                      <text:p text:style-name="P26">Utilisateur</text:p>
                    </table:table-cell>
                    <table:table-cell table:style-name="Tableau3.B4" office:value-type="string">
                      <text:p text:style-name="P53"><text:text-input text:description="">task_v.display_voc('assigned_user')</text:text-input></text:p>
                    </table:table-cell>
                  </table:table-row>
                  <table:table-row table:style-name="TableLine94221525374384">
                    <table:table-cell table:style-name="Tableau3.A5" office:value-type="string">
                      <text:p text:style-name="P24">Échéance</text:p>
                    </table:table-cell>
                    <table:table-cell table:style-name="Tableau3.B5" office:value-type="string">
                      <text:p text:style-name="P52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2"/>
          </text:section>
          <text:p text:style-name="P12"/>
        </text:section>
        <text:p text:style-name="P14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officeooo:rsid="0027dabe" style:font-size-asian="9pt" style:font-name-complex="Lohit Hindi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3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 %6% 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3.5.2$Linux_X86_64 LibreOffice_project/30$Build-2</meta:generator>
    <dc:date>2022-09-06T11:34:59.206736227</dc:date>
    <meta:editing-duration>P3DT11H3M3S</meta:editing-duration>
    <meta:editing-cycles>549</meta:editing-cycles>
    <meta:document-statistic meta:table-count="6" meta:image-count="0" meta:object-count="0" meta:page-count="4" meta:paragraph-count="169" meta:word-count="357" meta:character-count="3232" meta:non-whitespace-character-count="3106"/>
  </office:meta>
</office:document-meta>
</file>